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c25" officeooo:paragraph-rsid="000f9c25"/>
    </style:style>
    <style:style style:name="P2" style:family="paragraph" style:parent-style-name="Standard">
      <style:paragraph-properties>
        <style:tab-stops/>
      </style:paragraph-properties>
      <style:text-properties officeooo:rsid="000f9c25" officeooo:paragraph-rsid="000f9c25"/>
    </style:style>
    <style:style style:name="P3" style:family="paragraph" style:parent-style-name="Standard">
      <style:text-properties officeooo:rsid="00110bae" officeooo:paragraph-rsid="00110bae"/>
    </style:style>
    <style:style style:name="P4" style:family="paragraph" style:parent-style-name="Standard">
      <style:text-properties officeooo:rsid="0013213d" officeooo:paragraph-rsid="0013213d"/>
    </style:style>
    <style:style style:name="P5" style:family="paragraph" style:parent-style-name="Standard">
      <style:text-properties officeooo:rsid="00187797" officeooo:paragraph-rsid="00187797"/>
    </style:style>
    <style:style style:name="P6" style:family="paragraph" style:parent-style-name="Standard">
      <style:paragraph-properties>
        <style:tab-stops/>
      </style:paragraph-properties>
      <style:text-properties officeooo:rsid="001a4742" officeooo:paragraph-rsid="001a4742"/>
    </style:style>
    <style:style style:name="P7" style:family="paragraph" style:parent-style-name="Standard">
      <style:paragraph-properties>
        <style:tab-stops/>
      </style:paragraph-properties>
      <style:text-properties officeooo:rsid="001b6237" officeooo:paragraph-rsid="001b6237"/>
    </style:style>
    <style:style style:name="P8" style:family="paragraph" style:parent-style-name="Standard">
      <style:paragraph-properties>
        <style:tab-stops/>
      </style:paragraph-properties>
      <style:text-properties fo:font-weight="bold" officeooo:rsid="001bd293" officeooo:paragraph-rsid="001bd293" style:font-weight-asian="bold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weight="bold" officeooo:rsid="001cf16d" officeooo:paragraph-rsid="001cf16d" style:font-weight-asian="bold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weight="bold" officeooo:rsid="0021cf0c" officeooo:paragraph-rsid="0021cf0c" style:font-weight-asian="bold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weight="bold" officeooo:rsid="00225faa" officeooo:paragraph-rsid="00225fa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ee4e" style:font-weight-asian="bold" style:font-weight-complex="bold"/>
    </style:style>
    <style:style style:name="T3" style:family="text">
      <style:text-properties fo:font-weight="bold" officeooo:rsid="001bd29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1f3bcf" style:font-weight-asian="normal" style:font-weight-complex="normal"/>
    </style:style>
    <style:style style:name="T6" style:family="text">
      <style:text-properties officeooo:rsid="001bd2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d293" style:font-weight-asian="normal" style:font-weight-complex="normal"/>
    </style:style>
    <style:style style:name="T9" style:family="text">
      <style:text-properties fo:font-weight="normal" officeooo:rsid="001ce092" style:font-weight-asian="normal" style:font-weight-complex="normal"/>
    </style:style>
    <style:style style:name="T10" style:family="text">
      <style:text-properties fo:font-weight="normal" officeooo:rsid="001dbcdd" style:font-weight-asian="normal" style:font-weight-complex="normal"/>
    </style:style>
    <style:style style:name="T11" style:family="text">
      <style:text-properties fo:font-weight="normal" officeooo:rsid="001eedc1" style:font-weight-asian="normal" style:font-weight-complex="normal"/>
    </style:style>
    <style:style style:name="T12" style:family="text">
      <style:text-properties fo:font-weight="normal" officeooo:rsid="001f3bcf" style:font-weight-asian="normal" style:font-weight-complex="normal"/>
    </style:style>
    <style:style style:name="T13" style:family="text">
      <style:text-properties fo:font-weight="normal" officeooo:rsid="00244e1c" style:font-weight-asian="normal" style:font-weight-complex="normal"/>
    </style:style>
    <style:style style:name="T14" style:family="text">
      <style:text-properties officeooo:rsid="001ce092"/>
    </style:style>
    <style:style style:name="T15" style:family="text">
      <style:text-properties officeooo:rsid="001dbcdd"/>
    </style:style>
    <style:style style:name="T16" style:family="text">
      <style:text-properties officeooo:rsid="001f3b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PART1</text:span><text:span text:style-name="T1">:</text:span></text:p>
      <text:p text:style-name="P5"><text:span text:style-name="T1"/></text:p>
      <text:p text:style-name="P1"><text:span text:style-name="T2">1- </text:span><text:span text:style-name="T1">Insert</text:span> <text:span text:style-name="T1">into</text:span> centralsindical (codCen, nomCen) <text:span text:style-name="T1">values</text:span> (4, ‘Associacio..’);</text:p>
      <text:p text:style-name="P1"/>
      <text:p text:style-name="P1"><text:span text:style-name="T2">2- </text:span><text:span text:style-name="T1">insert</text:span> <text:span text:style-name="T1">into</text:span> centralsindical <text:span text:style-name="T1">values</text:span> (4, ‘associacio ..’, NULL);</text:p>
      <text:p text:style-name="P1"/>
      <text:p text:style-name="P1"><text:span text:style-name="T2">3- </text:span><text:span text:style-name="T1">insert</text:span> <text:span text:style-name="T1">into</text:span> empleat <text:span text:style-name="T1">values</text:span> (12, ‘2222A’, ‘Marta’, ‘Casillas’, 1, 3, 1, null);</text:p>
      <text:p text:style-name="P1"/>
      <text:p text:style-name="P1"><text:span text:style-name="T2">4- </text:span><text:span text:style-name="T1">update</text:span> empleat <text:span text:style-name="T1">set</text:span> codCen=1 <text:span text:style-name="T1">where</text:span> nom’David’ and cognom=’Garcia’;</text:p>
      <text:p text:style-name="P1"/>
      <text:p text:style-name="P1"><text:span text:style-name="T2">5- </text:span><text:span text:style-name="T1">update</text:span> categoria <text:span text:style-name="T1">set</text:span> souBase=souBase*1’03, horaExtra=horaExtra*1’05;</text:p>
      <text:p text:style-name="P1"/>
      <text:p text:style-name="P3"><text:span text:style-name="T2">6- </text:span><text:span text:style-name="T1">update</text:span> titol <text:span text:style-name="T1">set</text:span> nomTit=UPPER(nomTit);</text:p>
      <text:p text:style-name="P3"/>
      <text:p text:style-name="P3"><text:span text:style-name="T2">7- </text:span><text:span text:style-name="T1">delete</text:span> <text:span text:style-name="T1">from</text:span> titulacions;</text:p>
      <text:p text:style-name="P3"/>
      <text:p text:style-name="P4"><text:span text:style-name="T2">8- </text:span><text:span text:style-name="T1">delete</text:span> <text:span text:style-name="T1">from</text:span> ciutat <text:span text:style-name="T1">where</text:span> nomCiu=’Barcelona’;</text:p>
      <text:p text:style-name="P2"/>
      <text:p text:style-name="P2"/>
      <text:p text:style-name="P6"><text:span text:style-name="T4">PART2</text:span>:</text:p>
      <text:p text:style-name="P6"/>
      <text:p text:style-name="P7"><text:span text:style-name="T1">1- drop</text:span> <text:span text:style-name="T1">table</text:span> entitatbancaria.titulacions;</text:p>
      <text:p text:style-name="P7"/>
      <text:p text:style-name="P7"><text:span text:style-name="T1">2- </text:span><text:span text:style-name="T3">alter table </text:span><text:span text:style-name="T8">em</text:span><text:span text:style-name="T6">pleat </text:span><text:span text:style-name="T3">add</text:span><text:span text:style-name="T6"> souAnual decimal(8,2) default 0 check(souAnual &gt; 0);</text:span></text:p>
      <text:p text:style-name="P7"/>
      <text:p text:style-name="P8">3- alter table <text:span text:style-name="T9">empleat </text:span><text:span text:style-name="T14">drop</text:span><text:span text:style-name="T9"> souAnual;</text:span></text:p>
      <text:p text:style-name="P8"><text:span text:style-name="T9"/></text:p>
      <text:p text:style-name="P9"><text:span text:style-name="T14">4- alter table</text:span><text:span text:style-name="T10"> centralsindical </text:span><text:span text:style-name="T15">add</text:span><text:span text:style-name="T10"> num_empleats integer </text:span><text:span text:style-name="T11">default 0 </text:span><text:span text:style-name="T5">after</text:span><text:span text:style-name="T12"> nomCen;</text:span></text:p>
      <text:p text:style-name="P9"><text:span text:style-name="T12"/></text:p>
      <text:p text:style-name="P10"><text:span text:style-name="T16">5- </text:span>alter table<text:span text:style-name="T7"> categoria </text:span>modify<text:span text:style-name="T7"> nomCat varchar(45) unique not null; </text:span></text:p>
      <text:p text:style-name="P10"><text:span text:style-name="T7"/></text:p>
      <text:p text:style-name="P11">6- alter table<text:span text:style-name="T7"> categoria </text:span>modify<text:span text:style-name="T7"> horaExtra decimal(8,2) </text:span><text:span text:style-name="T13">default 30.0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09:53:47.283318490</meta:creation-date>
    <dc:date>2021-11-16T10:54:37.101343702</dc:date>
    <meta:editing-duration>PT1H39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15" meta:character-count="860" meta:non-whitespace-character-count="760"/>
  </office:meta>
</office:document-meta>
</file>